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7000000CA1F2850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75in" fo:margin-left="0.0167in" fo:margin-right="0.0007in" table:align="margins" style:writing-mode="lr-tb"/>
    </style:style>
    <style:style style:name="Table1.A" style:family="table-column">
      <style:table-column-properties style:column-width="0.4771in" style:rel-column-width="4631*"/>
    </style:style>
    <style:style style:name="Table1.B" style:family="table-column">
      <style:table-column-properties style:column-width="0.9396in" style:rel-column-width="9122*"/>
    </style:style>
    <style:style style:name="Table1.C" style:family="table-column">
      <style:table-column-properties style:column-width="1.3056in" style:rel-column-width="12675*"/>
    </style:style>
    <style:style style:name="Table1.D" style:family="table-column">
      <style:table-column-properties style:column-width="4.0278in" style:rel-column-width="3910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2f2f2" fo:padding-left="0.075in" fo:padding-right="0.075in" fo:padding-top="0in" fo:padding-bottom="0in" fo:border-left="0.0139in solid #000000" fo:border-right="none" fo:border-top="none" fo:border-bottom="0.0069in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2f2f2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D2" style:family="table-cell">
      <style:table-cell-properties style:vertical-align="top" fo:background-color="#f2f2f2" fo:padding-left="0.075in" fo:padding-right="0.075in" fo:padding-top="0in" fo:padding-bottom="0in" fo:border-left="0.0069in solid #000000" fo:border-right="0.0139in solid #000000" fo:border-top="none" fo:border-bottom="0.0069in solid #000000" style:writing-mode="lr-tb">
        <style:background-image/>
      </style:table-cell-properties>
    </style:style>
    <style:style style:name="Table3" style:family="table">
      <style:table-properties style:width="6in" fo:margin-left="0.0167in" fo:margin-right="0.7507in" table:align="margins" style:writing-mode="lr-tb"/>
    </style:style>
    <style:style style:name="Table3.A" style:family="table-column">
      <style:table-column-properties style:column-width="1.4444in" style:rel-column-width="15776*"/>
    </style:style>
    <style:style style:name="Table3.B" style:family="table-column">
      <style:table-column-properties style:column-width="0.3in" style:rel-column-width="3276*"/>
    </style:style>
    <style:style style:name="Table3.C" style:family="table-column">
      <style:table-column-properties style:column-width="0.8111in" style:rel-column-width="8859*"/>
    </style:style>
    <style:style style:name="Table3.D" style:family="table-column">
      <style:table-column-properties style:column-width="3.4444in" style:rel-column-width="37624*"/>
    </style:style>
    <style:style style:name="Table3.1" style:family="table-row">
      <style:table-row-properties style:min-row-height="0.884in" style:keep-together="false" fo:keep-together="always"/>
    </style:style>
    <style:style style:name="Table3.A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>
        <style:background-image/>
      </style:table-cell-properties>
    </style:style>
    <style:style style:name="Table3.B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>
        <style:background-image/>
      </style:table-cell-properties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middle" fo:background-color="#f2f2f2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3.B2" style:family="table-cell">
      <style:table-cell-properties style:vertical-align="middle" fo:background-color="#f2f2f2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D2" style:family="table-cell">
      <style:table-cell-properties style:vertical-align="top" fo:background-color="#f2f2f2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>
        <style:background-image/>
      </style:table-cell-properties>
    </style:style>
    <style:style style:name="Table3.A3" style:family="table-cell">
      <style:table-cell-properties style:vertical-align="middle" fo:background-color="#f2f2f2" fo:padding-left="0.075in" fo:padding-right="0.075in" fo:padding-top="0in" fo:padding-bottom="0in" fo:border-left="0.0139in solid #000000" fo:border-right="none" fo:border-top="none" fo:border-bottom="0.0069in solid #000000" style:writing-mode="lr-tb">
        <style:background-image/>
      </style:table-cell-properties>
    </style:style>
    <style:style style:name="Table3.B3" style:family="table-cell">
      <style:table-cell-properties style:vertical-align="middle" fo:background-color="#f2f2f2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3.D3" style:family="table-cell">
      <style:table-cell-properties style:vertical-align="top" fo:background-color="#f2f2f2" fo:padding-left="0.075in" fo:padding-right="0.075in" fo:padding-top="0in" fo:padding-bottom="0in" fo:border-left="0.0069in solid #000000" fo:border-right="0.0139in solid #000000" fo:border-top="none" fo:border-bottom="0.0069in solid #000000" style:writing-mode="lr-tb">
        <style:background-image/>
      </style:table-cell-properties>
    </style:style>
    <style:style style:name="Table4" style:family="table">
      <style:table-properties style:width="5.5528in" fo:margin-left="0.0056in" fo:margin-right="1.209in" table:align="margins" style:writing-mode="lr-tb"/>
    </style:style>
    <style:style style:name="Table4.A" style:family="table-column">
      <style:table-column-properties style:column-width="0.8778in" style:rel-column-width="10359*"/>
    </style:style>
    <style:style style:name="Table4.B" style:family="table-column">
      <style:table-column-properties style:column-width="0.3889in" style:rel-column-width="4589*"/>
    </style:style>
    <style:style style:name="Table4.C" style:family="table-column">
      <style:table-column-properties style:column-width="0.4889in" style:rel-column-width="5769*"/>
    </style:style>
    <style:style style:name="Table4.D" style:family="table-column">
      <style:table-column-properties style:column-width="3.7972in" style:rel-column-width="44818*"/>
    </style:style>
    <style:style style:name="Table4.1" style:family="table-row">
      <style:table-row-properties style:min-row-height="0.7875in" style:keep-together="false" fo:keep-together="always"/>
    </style:style>
    <style:style style:name="Table4.A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>
        <style:background-image/>
      </style:table-cell-properties>
    </style:style>
    <style:style style:name="Table4.B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>
        <style:background-image/>
      </style:table-cell-properties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background-color="#f2f2f2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4.B2" style:family="table-cell">
      <style:table-cell-properties style:vertical-align="top" fo:background-color="#f2f2f2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D2" style:family="table-cell">
      <style:table-cell-properties style:vertical-align="top" fo:background-color="#f2f2f2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>
        <style:background-image/>
      </style:table-cell-properties>
    </style:style>
    <style:style style:name="Table5" style:family="table">
      <style:table-properties style:width="5.9424in" fo:margin-left="0.0056in" fo:margin-right="0.8194in" table:align="margins" style:writing-mode="lr-tb"/>
    </style:style>
    <style:style style:name="Table5.A" style:family="table-column">
      <style:table-column-properties style:column-width="0.4889in" style:rel-column-width="5391*"/>
    </style:style>
    <style:style style:name="Table5.B" style:family="table-column">
      <style:table-column-properties style:column-width="0.4778in" style:rel-column-width="5269*"/>
    </style:style>
    <style:style style:name="Table5.C" style:family="table-column">
      <style:table-column-properties style:column-width="4.9757in" style:rel-column-width="54875*"/>
    </style:style>
    <style:style style:name="Table5.1" style:family="table-row">
      <style:table-row-properties style:min-row-height="0.7875in" style:keep-together="false" fo:keep-together="always"/>
    </style:style>
    <style:style style:name="Table5.A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>
        <style:background-image/>
      </style:table-cell-properties>
    </style:style>
    <style:style style:name="Table5.B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>
        <style:background-image/>
      </style:table-cell-properties>
    </style:style>
    <style:style style:name="Table5.2" style:family="table-row">
      <style:table-row-properties style:keep-together="true" fo:keep-together="auto"/>
    </style:style>
    <style:style style:name="Table5.A2" style:family="table-cell">
      <style:table-cell-properties style:vertical-align="top" fo:background-color="#f2f2f2" style:border-line-width-bottom="0.0007in 0.0139in 0.0007in" fo:padding-left="0.075in" fo:padding-right="0.075in" fo:padding-top="0in" fo:padding-bottom="0in" fo:border-left="0.0139in solid #000000" fo:border-right="none" fo:border-top="0.0069in solid #000000" fo:border-bottom="0.0153in double #000000" style:writing-mode="lr-tb">
        <style:background-image/>
      </style:table-cell-properties>
    </style:style>
    <style:style style:name="Table5.B2" style:family="table-cell">
      <style:table-cell-properties style:vertical-align="top" fo:background-color="#f2f2f2" style:border-line-width-bottom="0.0007in 0.0139in 0.0007in" fo:padding-left="0.075in" fo:padding-right="0.075in" fo:padding-top="0in" fo:padding-bottom="0in" fo:border-left="0.0069in solid #000000" fo:border-right="none" fo:border-top="0.0069in solid #000000" fo:border-bottom="0.0153in double #000000" style:writing-mode="lr-tb">
        <style:background-image/>
      </style:table-cell-properties>
    </style:style>
    <style:style style:name="Table5.C2" style:family="table-cell">
      <style:table-cell-properties style:vertical-align="top" fo:background-color="#f2f2f2" style:border-line-width-bottom="0.0007in 0.0139in 0.0007in" fo:padding-left="0.075in" fo:padding-right="0.075in" fo:padding-top="0in" fo:padding-bottom="0in" fo:border-left="0.0069in solid #000000" fo:border-right="0.0139in solid #000000" fo:border-top="0.0069in solid #000000" fo:border-bottom="0.0153in double #000000" style:writing-mode="lr-tb">
        <style:background-image/>
      </style:table-cell-properties>
    </style:style>
    <style:style style:name="Table5.A3" style:family="table-cell">
      <style:table-cell-properties style:vertical-align="top" fo:background-color="#f2f2f2" fo:padding-left="0.075in" fo:padding-right="0.075in" fo:padding-top="0in" fo:padding-bottom="0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5.B3" style:family="table-cell">
      <style:table-cell-properties style:vertical-align="top" fo:background-color="#f2f2f2" fo:padding-left="0.075in" fo:padding-right="0.075in" fo:padding-top="0in" fo:padding-bottom="0in" fo:border-left="0.0069in solid #000000" fo:border-right="none" fo:border-top="none" fo:border-bottom="0.0139in solid #000000" style:writing-mode="lr-tb">
        <style:background-image/>
      </style:table-cell-properties>
    </style:style>
    <style:style style:name="Table5.C3" style:family="table-cell">
      <style:table-cell-properties style:vertical-align="top" fo:background-color="#f2f2f2" fo:padding-left="0.075in" fo:padding-right="0.075in" fo:padding-top="0in" fo:padding-bottom="0in" fo:border-left="0.0069in solid #000000" fo:border-right="0.0139in solid #000000" fo:border-top="none" fo:border-bottom="0.0139in solid #000000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text-autospace="none"/>
    </style:style>
    <style:style style:name="P2" style:family="paragraph" style:parent-style-name="Header">
      <style:paragraph-properties fo:text-align="start" style:justify-single-word="false">
        <style:tab-stops>
          <style:tab-stop style:position="0.3752in"/>
          <style:tab-stop style:position="3in" style:type="center"/>
          <style:tab-stop style:position="6in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>
        <style:tab-stops>
          <style:tab-stop style:position="5.9374in" style:type="right"/>
        </style:tab-stops>
      </style:paragraph-properties>
    </style:style>
    <style:style style:name="P5" style:family="paragraph" style:parent-style-name="Standard">
      <style:text-properties style:font-name="Garamond"/>
    </style:style>
    <style:style style:name="P6" style:family="paragraph" style:parent-style-name="Standard">
      <style:paragraph-properties style:text-autospace="none"/>
      <style:text-properties style:font-name="Garamond"/>
    </style:style>
    <style:style style:name="P7" style:family="paragraph" style:parent-style-name="Standard">
      <style:text-properties style:font-name="Garamond" fo:font-size="10pt" fo:font-weight="bold" style:font-size-asian="10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10" style:family="paragraph" style:parent-style-name="Standard">
      <style:text-properties fo:language="de" fo:country="DE"/>
    </style:style>
    <style:style style:name="P11" style:family="paragraph" style:parent-style-name="Standard">
      <style:paragraph-properties fo:text-align="start" style:justify-single-word="false" fo:break-before="page" style:text-autospace="none"/>
      <style:text-properties style:font-name="Arial" fo:font-size="32pt" fo:font-weight="bold" style:font-size-asian="32pt" style:font-weight-asian="bold" style:font-name-complex="Arial" style:font-weight-complex="bold"/>
    </style:style>
    <style:style style:name="P12" style:family="paragraph" style:parent-style-name="Heading_20_7">
      <style:paragraph-properties fo:break-before="page"/>
    </style:style>
    <style:style style:name="P13" style:family="paragraph" style:parent-style-name="Heading_20_8">
      <style:text-properties fo:font-weight="bold" style:font-weight-asian="bold"/>
    </style:style>
    <style:style style:name="P14" style:family="paragraph" style:parent-style-name="Contents_20_1">
      <style:paragraph-properties>
        <style:tab-stops>
          <style:tab-stop style:position="6.7673in" style:type="right" style:leader-style="dotted" style:leader-text="."/>
        </style:tab-stops>
      </style:paragraph-properties>
    </style:style>
    <style:style style:name="P15" style:family="paragraph" style:parent-style-name="Signature">
      <style:paragraph-properties fo:margin-left="0in" fo:margin-right="0in" fo:text-align="start" style:justify-single-word="false" fo:text-indent="0in" style:auto-text-indent="false"/>
      <style:text-properties style:font-name="Arial" fo:font-size="14pt" style:font-size-asian="14pt" style:font-name-complex="Arial" style:font-size-complex="14pt"/>
    </style:style>
    <style:style style:name="P16" style:family="paragraph" style:parent-style-name="Table">
      <style:paragraph-properties style:snap-to-layout-grid="false"/>
    </style:style>
    <style:style style:name="P17" style:family="paragraph" style:parent-style-name="Table">
      <style:paragraph-properties style:snap-to-layout-grid="false"/>
      <style:text-properties fo:language="de" fo:country="DE"/>
    </style:style>
    <style:style style:name="P18" style:family="paragraph" style:parent-style-name="Table">
      <style:paragraph-properties style:snap-to-layout-grid="false"/>
      <style:text-properties style:text-rotation-angle="90" style:text-rotation-scale="line-height"/>
    </style:style>
    <style:style style:name="P19" style:family="paragraph" style:parent-style-name="Table">
      <style:paragraph-properties fo:text-align="center" style:justify-single-word="false" style:snap-to-layout-grid="false"/>
      <style:text-properties style:text-rotation-angle="90" style:text-rotation-scale="line-height"/>
    </style:style>
    <style:style style:name="P20" style:family="paragraph" style:parent-style-name="Contents_20_2">
      <style:paragraph-properties>
        <style:tab-stops>
          <style:tab-stop style:position="6.6008in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.1965in" fo:margin-right="0in" fo:text-indent="-0.1965in" style:auto-text-indent="false"/>
    </style:style>
    <style:style style:name="P22" style:family="paragraph" style:parent-style-name="Text_20_body">
      <style:text-properties fo:language="zxx" fo:country="none" style:language-asian="zxx" style:country-asian="none"/>
    </style:style>
    <style:style style:name="P23" style:family="paragraph" style:parent-style-name="Figure">
      <style:paragraph-properties fo:text-align="center" style:justify-single-word="false"/>
    </style:style>
    <style:style style:name="P24" style:family="paragraph" style:parent-style-name="Heading_20_2">
      <style:text-properties fo:language="de" fo:country="DE"/>
    </style:style>
    <style:style style:name="P25" style:family="paragraph" style:parent-style-name="Title">
      <style:text-properties fo:font-size="26pt" style:font-size-asian="26pt" style:font-size-complex="26pt"/>
    </style:style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master-page-name="First_20_Page">
      <style:paragraph-properties style:page-number="auto">
        <style:tab-stops>
          <style:tab-stop style:position="5.9374in" style:type="right"/>
        </style:tab-stops>
      </style:paragraph-properties>
    </style:style>
    <style:style style:name="P30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1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32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style:style style:name="P33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34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35" style:family="paragraph">
      <style:paragraph-properties fo:margin-left="0in" fo:margin-right="0in" fo:margin-top="0in" fo:margin-bottom="0in" fo:line-height="100%" text:enable-numbering="false" fo:text-indent="0in"/>
    </style:style>
    <style:style style:name="P36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1" style:font-size-complex="14pt" style:font-style-complex="normal" style:font-weight-complex="normal" style:text-emphasize="none" style:font-relief="none"/>
    </style:style>
    <style:style style:name="T1" style:family="text">
      <style:text-properties style:font-name="Arial" fo:font-size="36pt" style:font-size-asian="36pt" style:font-name-complex="Arial" style:font-size-complex="36pt"/>
    </style:style>
    <style:style style:name="T2" style:family="text">
      <style:text-properties style:font-name="Garamond" fo:font-size="10pt" fo:font-weight="bold" style:font-size-asian="10pt" style:font-weight-asian="bold"/>
    </style:style>
    <style:style style:name="T3" style:family="text">
      <style:text-properties style:font-name="Garamond" fo:font-size="10pt" fo:font-weight="bold" style:font-size-asian="10pt" style:font-weight-asian="bold" style:font-weight-complex="bold"/>
    </style:style>
    <style:style style:name="T4" style:family="text"/>
    <style:style style:name="T5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1" style:font-size-complex="1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.3299in 0.1291in 0.2591in 0.1728in)" draw:luminance="0%" draw:contrast="0%" draw:red="0%" draw:green="0%" draw:blue="0%" draw:gamma="100%" draw:color-inversion="false" draw:image-opacity="100%" draw:color-mode="mono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ffff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visible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ccccc" draw:textarea-horizontal-align="center" draw:textarea-vertical-align="middle" fo:padding-top="0.0492in" fo:padding-bottom="0.0492in" fo:padding-left="0.0984in" fo:padding-right="0.0984in" draw:shadow="visible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e6e6e6" draw:textarea-horizontal-align="center" draw:textarea-vertical-align="middle" fo:padding-top="0.0492in" fo:padding-bottom="0.0492in" fo:padding-left="0.0984in" fo:padding-right="0.0984in" draw:shadow="visible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visible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ccccc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" style:family="graphic">
      <style:graphic-properties draw:stroke="solid" svg:stroke-width="0in" svg:stroke-color="#000000" draw:marker-start="Arrowheads_20_2" draw:marker-start-width="0.1181in" draw:marker-start-center="false" draw:marker-end="Arrowheads_20_2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svg:stroke-width="0in" svg:stroke-color="#000000" draw:marker-start="Arrowheads_20_2" draw:marker-start-width="0.1181in" draw:marker-start-center="false" draw:marker-end="Arrowheads_20_2" draw:marker-end-width="0.1181in" draw:marker-end-center="false" draw:fill="none" draw:fill-color="#ffffff" fo:min-height="0.226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Arrowheads_20_2" draw:marker-start-width="0.1181in" draw:marker-start-center="false" draw:marker-end="Arrowheads_20_2" draw:marker-end-width="0.1181in" draw:marker-end-center="false" draw:fill="none" draw:fill-color="#ffffff" fo:min-height="0.2173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itle">Altera Virtual JTAG </text:p>
      <text:p text:style-name="P25">(Test Access Port)</text:p>
      <text:p text:style-name="Title"><text:s/></text:p>
      <text:p text:style-name="P4"/>
      <text:p text:style-name="P4"/>
      <text:p text:style-name="Heading_20_8"/>
      <text:p text:style-name="Heading_20_8"/>
      <text:p text:style-name="P15">Author: Nathan Yawn</text:p>
      <text:p text:style-name="P15">nathan.yawn@opencores.org</text:p>
      <text:p text:style-name="Heading_20_8"/>
      <text:p text:style-name="P13">Rev. 1.0</text:p>
      <text:p text:style-name="P13">July 18, 2008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opyright (C) 2008-2009 Nathan Yawn</text:p>
      <text:p text:style-name="P6"/>
      <text:p text:style-name="Standard">Permission is granted to copy, distribute and/or modify this document under the terms of the GNU Free Documentation License, Version 1.2 or any later version published by the Free Software Foundation; with no Invariant Sections, no Front-Cover Texts, and no Back-Cover Texts. <text:s/>A copy of the license should be included with this document. <text:s/>If not, the license may be obtained from <text:a xlink:type="simple" xlink:href="http://www.gnu.org/">www.gnu.org</text:a>, or by writing to the Free Software Foundation.</text:p>
      <text:p text:style-name="P6"/>
      <text:p text:style-name="P6"/>
      <text:p text:style-name="P6">This document is distributed in the hope that it will be useful, but WITHOUT ANY WARRANTY; without even the implied warranty of MERCHANTABILITY or FITNESS FOR A PARTICULAR PURPOSE.</text:p>
      <text:p text:style-name="P11">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6">Rev.</text:p>
            </table:table-cell>
            <table:table-cell table:style-name="Table1.B1" office:value-type="string">
              <text:p text:style-name="P16">Date</text:p>
            </table:table-cell>
            <table:table-cell table:style-name="Table1.B1" office:value-type="string">
              <text:p text:style-name="P16">Author</text:p>
            </table:table-cell>
            <table:table-cell table:style-name="Table1.D1" office:value-type="string">
              <text:p text:style-name="P16">Descrip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6">1.0</text:p>
          </table:table-cell>
          <table:table-cell table:style-name="Table1.B2" office:value-type="string">
            <text:p text:style-name="P16">18/07/2008</text:p>
          </table:table-cell>
          <table:table-cell table:style-name="Table1.B2" office:value-type="string">
            <text:p text:style-name="P16">Nathan Yawn</text:p>
          </table:table-cell>
          <table:table-cell table:style-name="Table1.D2" office:value-type="string">
            <text:p text:style-name="P16">First Draft</text:p>
          </table:table-cell>
        </table:table-row>
      </table:table>
      <text:p text:style-name="Standard"/>
      <text:p text:style-name="P12">Contents</text:p>
      <text:table-of-content text:style-name="Sect1" text:name="Table of Contents1">
        <text:table-of-content-source text:outline-level="10">
          <text:index-title-template text:style-name="Contents_5f_5f_5f_5f_5f_5f_5f_20_5f_5f_5f_5f_5f_5f_5f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4">1. Introduction<text:tab/>5</text:p>
          <text:p text:style-name="P14">2. Operation<text:tab/>6</text:p>
          <text:p text:style-name="P20">2.1. Altera sld_virtual_jtag Megafunction<text:tab/>6</text:p>
          <text:p text:style-name="P20">2.2. Instructions<text:tab/>6</text:p>
          <text:p text:style-name="P20">2.3. Communicating with the sld_virtual_jtag<text:tab/>7</text:p>
          <text:p text:style-name="P14">3. IO Ports<text:tab/>8</text:p>
          <text:p text:style-name="P20">3.1. Debug Ports<text:tab/>8</text:p>
          <text:p text:style-name="P14">4. Registers<text:tab/>9</text:p>
          <text:p text:style-name="P20">4.1. Register List<text:tab/>9</text:p>
          <text:p text:style-name="P20">4.2. Virtual IR (Instruction Register)<text:tab/>9</text:p>
          <text:p text:style-name="P14">5. Integrated System<text:tab/>10</text:p>
        </text:index-body>
      </text:table-of-content>
      <text:p text:style-name="Standard"/>
      <text:list text:style-name="Numbering_20_1">
        <text:list-item>
          <text:p text:style-name="Heading_20_1"/>
        </text:list-item>
      </text:list>
      <text:p text:style-name="Heading_20_1_20_Name">Introduction</text:p>
      <text:p text:style-name="Text_20_body"><text:tab/>The Altera Virtual JTAG core is used for development purposes (hardware and software debugging). <text:s text:c="2"/>It uses the Altera sld_virtual_jtag megafunction to allow debugging of an OpenRisc-based System-on-Chip (SoC) using the same JTAG interface IO pins used to upload the bitstream to the FPGA. <text:s/>This core can only be used in Altera FPGAs which support the sld_virtual_jtag megafunction. <text:s/>Before continuing with this document, it is recommended that you familiarize yourself with the IEEE 1149.1 specification (JTAG and Boundary Scan), and also that you read the Altera document “sld_virtual_jtag Megafunction User Guide.”</text:p>
      <text:p text:style-name="Text_20_body"><text:tab/>The altera_virtual_jtag core is designed to replace the “jtag” Test Access Port (TAP) core in an Altera-based system. <text:s/>It is designed to provide an interface between the FPGA's JTAG pins and the SoC debug core. <text:s/>In particular, the altera_virtual_jtag core is designed to interface with the Advanced Debug Interface (adv_dbg_if core). <text:s/>Other debug cores may require modification in order to work with this one. <text:s/>Note that while the virtual JTAG core provides only a single device enable output (for the debug core), it is a fully functional JTAG TAP, and other Data Register chains could easily be added.</text:p>
      <text:p text:style-name="Text_20_body"/>
      <text:p text:style-name="Text_20_body"/>
      <text:p text:style-name="Text_20_body"/>
      <text:list text:style-name="Numbering_20_1" text:continue-numbering="true">
        <text:list-item>
          <text:p text:style-name="Heading_20_1"/>
        </text:list-item>
      </text:list>
      <text:p text:style-name="Heading_20_1_20_Name">Operation</text:p>
      <text:p text:style-name="P5"><text:tab/>This section describes the operation of the altera_virtual_jtag core. <text:s/>The altera_virtual_jtag core relies heavily on the Altera sld_virtual_jtag megafunction for its operation. <text:s/>In fact, the core is primarily a thin wrapper and instruction decoder for the megafunction.</text:p>
      <text:list text:style-name="Numbering_20_1" text:continue-numbering="true">
        <text:list-item>
          <text:list text:continue-numbering="true">
            <text:list-item>
              <text:p text:style-name="Heading_20_2">Altera sld_virtual_jtag Megafunction</text:p>
            </text:list-item>
          </text:list>
        </text:list-item>
      </text:list>
      <text:p text:style-name="P5"><text:tab/>This megafunction is designed to allow a user-defined JTAG scan chain to be accessed through the same pins used to upload a configuration bitstream to the FPGA. <text:s/>It consists of two components. <text:s/>The “hard TAP” <text:s/>is the chip's primary JTAG TAP, with external TCK, TMS, TDI, and TDO pins. <text:s/>The hard TAP is implemented in VLSI as part of the FPGA chip, and cannot be changed by configuring the FPGA. <text:s/>The “virtual TAP” is implemented using FPGA LUT and register resources. <text:s/>It has no external access pins; the virtual TAP IR and DR are accessed through the hard TAP. <text:s/>This allows a virtual TAP to be created with any length of IR, and any number of DRs.</text:p>
      <text:p text:style-name="P5"><text:tab/>In order to write a value to the virtual TAP IR, a user must write a VIR instruction to the hard TAP IR. <text:s/>This makes the virtual IR active as a Data Register of the hard TAP. <text:s/>A value can then be shifted into the virtual IR using a data shift. <text:s/>Once the virtual IR has been set, the virtual DR can be made active by placing a VDR instruction in the hard TAP's IR.</text:p>
      <text:list text:style-name="Numbering_20_1" text:continue-numbering="true">
        <text:list-item>
          <text:list text:continue-numbering="true">
            <text:list-item>
              <text:p text:style-name="Heading_20_2">Instructions</text:p>
            </text:list-item>
          </text:list>
        </text:list-item>
      </text:list>
      <text:p text:style-name="P5"><text:tab/>The altera_virtual_jtag instantiates an sld_virtual_jtag with a virtual IR 4 bits long, the same length used by the “jtag” core. <text:s/>Because the hard TAP in the FPGA provides all of the standard JTAG instructions (BYPASS, MBIST, IDCODE, etc.), the virtual TAP does not support them, in order to save logic. <text:s/>The virtual TAP supports only a single instruction, DEBUG (IR=1000b), which is used to communicate with the SoC debug interface (see the documentation for the adv_dbg_if for details). <text:s/>The value for this instruction was also selected to match the value used by the “jtag” core.</text:p>
      <text:p text:style-name="P5"><text:tab/>The debug interface core is connected as the Data Register (DR) of the virtual JTAG when the DEBUG instruction is active in the virtual IR. <text:s/>Data from the altera_virtual_jtag core to the debug core is assumed to be latched on the rising edge of the TCK ouput clock. <text:s/>Data from the debug core to the virtual jtag core is latched on the falling edge of TCK.</text:p>
      <text:p text:style-name="P5"/>
      <text:list text:style-name="Numbering_20_1" text:continue-numbering="true">
        <text:list-item>
          <text:list text:continue-numbering="true">
            <text:list-item>
              <text:p text:style-name="Heading_20_2"><text:soft-page-break/>Communicating with the sld_virtual_jtag</text:p>
            </text:list-item>
          </text:list>
        </text:list-item>
      </text:list>
      <text:p text:style-name="Standard"><text:tab/>Altera does not publish details on communication with the sld_virtual_jtag megafunction. <text:s/>However, using Altera's command-line JTAG communication tool, it is possible to determine the procedure necessary to drive the sld_virtual_jtag. <text:s/>The following conventions should be used:</text:p>
      <text:p text:style-name="Standard"/>
      <text:list text:style-name="L1">
        <text:list-item>
          <text:p text:style-name="P26">The VIR instruction is 0x0E for all currently known Altera FPGAs. <text:s/>Placing this (10-bit) value in the hard TAP's IR will make the virtual IR active.</text:p>
        </text:list-item>
        <text:list-item>
          <text:p text:style-name="P26">One bit is added to the length of the virtual IR specified in the sld_virtual_jtag instantiation. <text:s/>Thus, the virtual IR length of the altera_virtual_jtag core is actually 5. <text:s/>A '1' must be placed into this extra bit, in the MSB position. <text:s/>To make the virtual DEBUG instruction active, the 5-bit value “11000” must be shifted into the virtual IR.</text:p>
        </text:list-item>
        <text:list-item>
          <text:p text:style-name="P26">The VDR instruction is 0x0C for all currently known Altera FPGAs. <text:s/>Placing this (10-bit) value in the hard TAP's IR will make the virtual DR active. <text:s/>The virtual DR is directly connected as the hard DR, no bits are added.</text:p>
        </text:list-item>
      </text:list>
      <text:p text:style-name="Standard"><text:tab/>Note that these conventions have only been tested for the altera_virtual_jtag core, and may not work for other uses of the sld_virtual_jtag megafunction. <text:s/>In particular, the added '1' bit required in the virtual IR may change if more than one virtual JTAG device is used in the system (e.g. SignalProbe, SignalTap, or a second sld_virtual_jtag).</text:p>
      <text:p text:style-name="P21"/>
      <text:p text:style-name="P21"/>
      <text:list text:style-name="Numbering_20_1" text:continue-numbering="true">
        <text:list-item>
          <text:p text:style-name="Heading_20_1"/>
        </text:list-item>
      </text:list>
      <text:p text:style-name="Heading_20_1_20_Name">IO Ports</text:p>
      <text:p text:style-name="Standard"><text:tab/>This section describes the top-level ports of the altera_virtual_jtag core. <text:s/>Because all of the JTAG signals come through the sld_virtual_jtag megafunction, the only ports from the core are used to interface to the debug core.</text:p>
      <text:list text:style-name="Numbering_20_1" text:continue-numbering="true">
        <text:list-item>
          <text:list text:continue-numbering="true">
            <text:list-item>
              <text:p text:style-name="Heading_20_2">Debug Ports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6">Port</text:p>
            </table:table-cell>
            <table:table-cell table:style-name="Table3.B1" office:value-type="string">
              <text:p text:style-name="P19"><text:s text:c="2"/>Width <text:s text:c="2"/></text:p>
            </table:table-cell>
            <table:table-cell table:style-name="Table3.B1" office:value-type="string">
              <text:p text:style-name="P19"><text:s/>Direction <text:s/></text:p>
            </table:table-cell>
            <table:table-cell table:style-name="Table3.D1" office:value-type="string">
              <text:p text:style-name="P16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6">tck_o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output</text:p>
          </table:table-cell>
          <table:table-cell table:style-name="Table3.D2" office:value-type="string">
            <text:p text:style-name="P16">JTAG clock signal</text:p>
          </table:table-cell>
        </table:table-row>
        <table:table-row table:style-name="Table3.2">
          <table:table-cell table:style-name="Table3.A3" office:value-type="string">
            <text:p text:style-name="P16">test_logic_reset_o</text:p>
          </table:table-cell>
          <table:table-cell table:style-name="Table3.B3" office:value-type="string">
            <text:p text:style-name="P16">1</text:p>
          </table:table-cell>
          <table:table-cell table:style-name="Table3.B3" office:value-type="string">
            <text:p text:style-name="P16">output</text:p>
          </table:table-cell>
          <table:table-cell table:style-name="Table3.D3" office:value-type="string">
            <text:p text:style-name="P16">TAP controller state “Test Logic Reset”, acts as reset signal to sub-modules (debug unit etc.)</text:p>
          </table:table-cell>
        </table:table-row>
        <table:table-row table:style-name="Table3.2">
          <table:table-cell table:style-name="Table3.A3" office:value-type="string">
            <text:p text:style-name="P16">run_test_idle_o</text:p>
          </table:table-cell>
          <table:table-cell table:style-name="Table3.B3" office:value-type="string">
            <text:p text:style-name="P16">1</text:p>
          </table:table-cell>
          <table:table-cell table:style-name="Table3.B3" office:value-type="string">
            <text:p text:style-name="P16">output</text:p>
          </table:table-cell>
          <table:table-cell table:style-name="Table3.D3" office:value-type="string">
            <text:p text:style-name="P16">TAP controller state “Run Test / Idle”</text:p>
          </table:table-cell>
        </table:table-row>
        <table:table-row table:style-name="Table3.2">
          <table:table-cell table:style-name="Table3.A3" office:value-type="string">
            <text:p text:style-name="P16">shift_dr_o</text:p>
          </table:table-cell>
          <table:table-cell table:style-name="Table3.B3" office:value-type="string">
            <text:p text:style-name="P16">1</text:p>
          </table:table-cell>
          <table:table-cell table:style-name="Table3.B3" office:value-type="string">
            <text:p text:style-name="P16">output</text:p>
          </table:table-cell>
          <table:table-cell table:style-name="Table3.D3" office:value-type="string">
            <text:p text:style-name="P16">TAP controller state “Shift DR”</text:p>
          </table:table-cell>
        </table:table-row>
        <table:table-row table:style-name="Table3.2">
          <table:table-cell table:style-name="Table3.A2" office:value-type="string">
            <text:p text:style-name="P16">pause_dr_o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output</text:p>
          </table:table-cell>
          <table:table-cell table:style-name="Table3.D2" office:value-type="string">
            <text:p text:style-name="P16">TAP controller state “Pause DR”</text:p>
          </table:table-cell>
        </table:table-row>
        <table:table-row table:style-name="Table3.2">
          <table:table-cell table:style-name="Table3.A3" office:value-type="string">
            <text:p text:style-name="P16">capture_dr_o</text:p>
          </table:table-cell>
          <table:table-cell table:style-name="Table3.B3" office:value-type="string">
            <text:p text:style-name="P16">1</text:p>
          </table:table-cell>
          <table:table-cell table:style-name="Table3.B3" office:value-type="string">
            <text:p text:style-name="P16">output</text:p>
          </table:table-cell>
          <table:table-cell table:style-name="Table3.D3" office:value-type="string">
            <text:p text:style-name="P16">TAP controller state “Capture DR”</text:p>
          </table:table-cell>
        </table:table-row>
        <table:table-row table:style-name="Table3.2">
          <table:table-cell table:style-name="Table3.A2" office:value-type="string">
            <text:p text:style-name="P16">update_dr_o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output</text:p>
          </table:table-cell>
          <table:table-cell table:style-name="Table3.D2" office:value-type="string">
            <text:p text:style-name="P16">TAP controller state “Update DR”</text:p>
          </table:table-cell>
        </table:table-row>
        <table:table-row table:style-name="Table3.2">
          <table:table-cell table:style-name="Table3.A2" office:value-type="string">
            <text:p text:style-name="P16">debug_select_o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output</text:p>
          </table:table-cell>
          <table:table-cell table:style-name="Table3.D2" office:value-type="string">
            <text:p text:style-name="P16">Debug select, true when DEBUG instruction active in the virtual IR</text:p>
          </table:table-cell>
        </table:table-row>
        <table:table-row table:style-name="Table3.2">
          <table:table-cell table:style-name="Table3.A2" office:value-type="string">
            <text:p text:style-name="P16">tdo_o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output</text:p>
          </table:table-cell>
          <table:table-cell table:style-name="Table3.D2" office:value-type="string">
            <text:p text:style-name="P16">TDO signal, connects to all TDI signals of sub-modules (i.e. debug module)</text:p>
          </table:table-cell>
        </table:table-row>
        <table:table-row table:style-name="Table3.2">
          <table:table-cell table:style-name="Table3.A2" office:value-type="string">
            <text:p text:style-name="P16">debug_tdi_i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input</text:p>
          </table:table-cell>
          <table:table-cell table:style-name="Table3.D2" office:value-type="string">
            <text:p text:style-name="P16">TDI signal from debug module</text:p>
          </table:table-cell>
        </table:table-row>
      </table:table>
      <text:p text:style-name="P8"><text:span text:style-name="T3">Table </text:span><text:span text:style-name="T3"><text:sequence text:ref-name="refTable0" text:name="Table" text:formula="ooow:Table+1" style:num-format="1">1</text:sequence></text:span><text:span text:style-name="T3">: Debug Ports</text:span></text:p>
      <text:p text:style-name="Standard"/>
      <text:p text:style-name="Standard"/>
      <text:list text:style-name="Numbering_20_1" text:continue-numbering="true">
        <text:list-item>
          <text:p text:style-name="Heading_20_1"/>
        </text:list-item>
      </text:list>
      <text:p text:style-name="Heading_20_1_20_Name">Registers</text:p>
      <text:p text:style-name="P5">This section specifies all registers in the Altera Virtual JTAG core. </text:p>
      <text:list text:style-name="Numbering_20_1" text:continue-numbering="true">
        <text:list-item>
          <text:list text:continue-numbering="true">
            <text:list-item>
              <text:p text:style-name="Heading_20_2">Register List</text:p>
            </text:list-item>
          </text:list>
        </text:list-item>
      </text:list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6">Name</text:p>
            </table:table-cell>
            <table:table-cell table:style-name="Table4.B1" office:value-type="string">
              <text:p text:style-name="P18"><text:s/>Width</text:p>
            </table:table-cell>
            <table:table-cell table:style-name="Table4.B1" office:value-type="string">
              <text:p text:style-name="P18"><text:s/>Access</text:p>
            </table:table-cell>
            <table:table-cell table:style-name="Table4.D1" office:value-type="string">
              <text:p text:style-name="P16">Description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7">Virtual IR</text:p>
          </table:table-cell>
          <table:table-cell table:style-name="Table4.B2" office:value-type="string">
            <text:p text:style-name="P17">5</text:p>
          </table:table-cell>
          <table:table-cell table:style-name="Table4.B2" office:value-type="string">
            <text:p text:style-name="P17">R/W</text:p>
          </table:table-cell>
          <table:table-cell table:style-name="Table4.D2" office:value-type="string">
            <text:p text:style-name="P17">Virtual Instruction Register</text:p>
          </table:table-cell>
        </table:table-row>
      </table:table>
      <text:p text:style-name="P9"/>
      <text:p text:style-name="P8"><text:bookmark-start text:name="_Ref62962819"/><text:span text:style-name="T2">Table </text:span><text:span text:style-name="T2"><text:sequence text:ref-name="refTable1" text:name="Table" text:formula="ooow:Table+1" style:num-format="1">2</text:sequence></text:span><text:span text:style-name="T2">: Register List</text:span><text:bookmark-end text:name="_Ref62962819"/></text:p>
      <text:p text:style-name="P10"/>
      <text:list text:style-name="Numbering_20_1" text:continue-numbering="true">
        <text:list-item>
          <text:list text:continue-numbering="true">
            <text:list-item>
              <text:p text:style-name="P24"><text:bookmark-start text:name="ModerRegister"/>Virtual IR (Instruction Register)<text:bookmark-end text:name="ModerRegister"/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6">Bit #</text:p>
            </table:table-cell>
            <table:table-cell table:style-name="Table5.B1" office:value-type="string">
              <text:p text:style-name="P18"><text:s/>Access</text:p>
            </table:table-cell>
            <table:table-cell table:style-name="Table5.C1" office:value-type="string">
              <text:p text:style-name="P16">Description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6">4</text:p>
          </table:table-cell>
          <table:table-cell table:style-name="Table5.B2" office:value-type="string">
            <text:p text:style-name="P16">R/W</text:p>
          </table:table-cell>
          <table:table-cell table:style-name="Table5.C2" office:value-type="string">
            <text:p text:style-name="P16">Must be written as '1', required by sld_virtual_jtag</text:p>
          </table:table-cell>
        </table:table-row>
        <table:table-row table:style-name="Table5.2">
          <table:table-cell table:style-name="Table5.A3" office:value-type="string">
            <text:p text:style-name="P16">3:0</text:p>
          </table:table-cell>
          <table:table-cell table:style-name="Table5.B3" office:value-type="string">
            <text:p text:style-name="P16">R/W</text:p>
          </table:table-cell>
          <table:table-cell table:style-name="Table5.C3" office:value-type="string">
            <text:p text:style-name="P16">Data Register to make active.</text:p>
            <text:p text:style-name="Table">1000 = DEBUG</text:p>
            <text:p text:style-name="Table"/>
          </table:table-cell>
        </table:table-row>
      </table:table>
      <text:p text:style-name="P9"/>
      <text:p text:style-name="P8"><text:bookmark-start text:name="_Ref62988427"/><text:span text:style-name="T2">Table </text:span><text:span text:style-name="T2"><text:sequence text:ref-name="refTable2" text:name="Table" text:formula="ooow:Table+1" style:num-format="1">3</text:sequence></text:span><text:span text:style-name="T2">: IR Register</text:span><text:bookmark-end text:name="_Ref62988427"/></text:p>
      <text:p text:style-name="P5"/>
      <text:p text:style-name="P5"><text:tab/>This register is always read as 10101b.</text:p>
      <text:p text:style-name="Standard"/>
      <text:list text:style-name="Numbering_20_1" text:continue-numbering="true">
        <text:list-item>
          <text:p text:style-name="Heading_20_1"/>
        </text:list-item>
      </text:list>
      <text:section text:style-name="Sect2" text:name="Section4">
        <text:p text:style-name="Heading_20_1_20_Name">Integrated System</text:p>
        <text:p text:style-name="Text_20_body"><text:tab/>The Altera Virtual JTAG core is just one part of the complete debugging system. <text:s/>To be useful, the system-on-chip must also include a compatible debug core (i.e. the adv_dbg_if core), a WishBone bus, and an OR1200 CPU (or a CPU with a compatible debug interface). <text:s/>Externally, the debugging system must include a JTAG cable, GDB (the GNU Debugger program), a GDB-to-JTAG bridge program (i.e. adv_jtag_bridge), and an optional graphical front-end to GDB, such as DDD or Eclipse. <text:s/>A block diagram of this system is shown in Figure <text:sequence-ref text:reference-format="value" text:ref-name="refFigure0">1</text:sequence-ref>.</text:p>
        <text:p text:style-name="Text_20_body"/>
        <text:p text:style-name="P22"/>
        <text:p text:style-name="Standard"><draw:frame draw:style-name="fr1" draw:name="Frame1" text:anchor-type="paragraph" svg:x="0.1173in" svg:y="0in" svg:width="6.5217in" draw:z-index="9"><draw:text-box fo:min-height="3.8591in"><text:p text:style-name="P23"><draw:g text:anchor-type="paragraph" draw:z-index="10" draw:style-name="gr1"><draw:rect draw:style-name="gr2" draw:text-style-name="P30" svg:width="3.4661in" svg:height="3.2642in" svg:x="3.0437in" svg:y="0.4661in"><text:p/></draw:rect><draw:rect draw:style-name="gr3" draw:text-style-name="P32" draw:id="id4" svg:width="1.1669in" svg:height="0.9331in" svg:x="4.4449in" svg:y="1.1654in"><text:p text:style-name="P31"><text:span text:style-name="T5">OR1200</text:span></text:p><text:p text:style-name="P31"><text:span text:style-name="T5">CPU</text:span></text:p></draw:rect><draw:rect draw:style-name="gr3" draw:text-style-name="P32" draw:id="id3" svg:width="1.1669in" svg:height="1.1657in" svg:x="4.4449in" svg:y="2.3311in"><text:p text:style-name="P31"><text:span text:style-name="T5">Advanced</text:span></text:p><text:p text:style-name="P31"><text:span text:style-name="T5">Debug</text:span><text:span text:style-name="T5"><text:line-break/></text:span><text:span text:style-name="T5">Interface</text:span></text:p></draw:rect><draw:rect draw:style-name="gr3" draw:text-style-name="P32" draw:id="id5" svg:width="1.1677in" svg:height="1.1657in" svg:x="3.0437in" svg:y="2.3311in"><text:p text:style-name="P31"><text:span text:style-name="T5">Altera</text:span></text:p><text:p text:style-name="P31"><text:span text:style-name="T5">Virtual</text:span></text:p><text:p text:style-name="P31"><text:span text:style-name="T5">JTAG</text:span></text:p><text:p text:style-name="P31"><text:span text:style-name="T5"/></text:p><text:p text:style-name="P31"><text:span text:style-name="T5"/></text:p></draw:rect><draw:rect draw:style-name="gr4" draw:text-style-name="P32" draw:id="id1" svg:width="2.1012in" svg:height="0.4661in" svg:x="0.2437in" svg:y="3.2638in"><text:p text:style-name="P31"><text:span text:style-name="T5">JTAG Cable</text:span></text:p></draw:rect><draw:rect draw:style-name="gr3" draw:text-style-name="P32" draw:id="id8" svg:width="2.1012in" svg:height="0.6996in" svg:x="0.2437in" svg:y="2.098in"><text:p text:style-name="P31"><text:span text:style-name="T5">Advanced JTAG</text:span></text:p><text:p text:style-name="P31"><text:span text:style-name="T5">Bridge</text:span></text:p></draw:rect><draw:rect draw:style-name="gr5" draw:text-style-name="P32" draw:id="id7" svg:width="2.1012in" svg:height="0.7004in" svg:x="0.2437in" svg:y="1.1654in"><text:p text:style-name="P31"><text:span text:style-name="T5">GDB</text:span></text:p></draw:rect><draw:rect draw:style-name="gr5" draw:text-style-name="P32" draw:id="id6" svg:width="2.1012in" svg:height="0.4669in" svg:x="0.2437in" svg:y="0.4661in"><text:p text:style-name="P31"><text:span text:style-name="T5">GDB Front-end</text:span></text:p><text:p text:style-name="P31"><text:span text:style-name="T5">(DDD, Eclipse)</text:span></text:p></draw:rect><draw:custom-shape draw:style-name="gr6" draw:text-style-name="P33" svg:width="0.4669in" svg:height="2.7976in" svg:x="5.8449in" svg:y="0.6992in"><text:p text:style-name="P31"><text:span text:style-name="T6">W</text:span></text:p><text:p text:style-name="P31"><text:span text:style-name="T6">i</text:span></text:p><text:p text:style-name="P31"><text:span text:style-name="T6">s</text:span></text:p><text:p text:style-name="P31"><text:span text:style-name="T6">h</text:span></text:p><text:p text:style-name="P31"><text:span text:style-name="T6">b</text:span></text:p><text:p text:style-name="P31"><text:span text:style-name="T6">o</text:span></text:p><text:p text:style-name="P31"><text:span text:style-name="T6">n</text:span></text:p><text:p text:style-name="P31"><text:span text:style-name="T6">e</text:span></text:p><draw:enhanced-geometry svg:viewBox="0 0 21600 21600" draw:text-areas="?f0 ?f8 ?f2 ?f9" draw:type="up-down-arrow" draw:modifiers="7290.63729346971 1501.74418604651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draw:style-name="gr7" draw:text-style-name="P34" draw:id="id2" svg:width="0.9335in" svg:height="0.4661in" svg:x="3.0437in" svg:y="3.0307in"><text:p text:style-name="P31"><text:span text:style-name="T7">sld_virtual_jtag</text:span></text:p></draw:rect><draw:rect draw:style-name="gr8" draw:text-style-name="P30" draw:id="id9" svg:width="2.5677in" svg:height="3.0307in" svg:x="0.0102in" svg:y="0in"><text:p/></draw:rect><draw:connector draw:style-name="gr9" draw:text-style-name="P30" svg:x1="2.3441in" svg:y1="3.4969in" svg:x2="3.0433in" svg:y2="3.2634in" draw:start-shape="id1" draw:start-glue-point="1" draw:end-shape="id2" draw:end-glue-point="3"><text:p/></draw:connector><draw:connector draw:style-name="gr9" draw:text-style-name="P30" svg:x1="5.0283in" svg:y1="2.3315in" svg:x2="5.0283in" svg:y2="2.098in" draw:start-shape="id3" draw:start-glue-point="0" draw:end-shape="id4" draw:end-glue-point="2"><text:p/></draw:connector><draw:connector draw:style-name="gr9" draw:text-style-name="P30" svg:x1="4.211in" svg:y1="2.9138in" svg:x2="4.4449in" svg:y2="2.9138in" draw:start-shape="id5" draw:start-glue-point="1" draw:end-shape="id3" draw:end-glue-point="3"><text:p/></draw:connector><draw:connector draw:style-name="gr9" draw:text-style-name="P30" svg:x1="5.6268in" svg:y1="2.7673in" svg:x2="5.9685in" svg:y2="2.7638in"><text:p/></draw:connector><draw:connector draw:style-name="gr9" draw:text-style-name="P30" svg:x1="1.2937in" svg:y1="0.9327in" svg:x2="1.2937in" svg:y2="1.1654in" draw:start-shape="id6" draw:start-glue-point="2" draw:end-shape="id7" draw:end-glue-point="0"><text:p/></draw:connector><draw:connector draw:style-name="gr9" draw:text-style-name="P30" svg:x1="1.2937in" svg:y1="1.8654in" svg:x2="1.2937in" svg:y2="2.098in" draw:start-shape="id7" draw:start-glue-point="2" draw:end-shape="id8" draw:end-glue-point="0"><text:p/></draw:connector><draw:connector draw:style-name="gr10" draw:text-style-name="P30" svg:x1="2.5776in" svg:y1="1.5154in" svg:x2="2.5776in" svg:y2="1.5154in" draw:start-shape="id9" draw:end-shape="id9"><text:p/></draw:connector><draw:connector draw:style-name="gr9" draw:text-style-name="P30" svg:x1="1.2937in" svg:y1="3.2638in" svg:x2="1.2937in" svg:y2="2.7972in" draw:start-shape="id1" draw:start-glue-point="0" draw:end-shape="id8" draw:end-glue-point="2"><text:p/></draw:connector><draw:frame draw:style-name="gr11" draw:text-style-name="P36" svg:width="1.8677in" svg:height="0.3252in" svg:x="3.0437in" svg:y="0.4661in"><draw:text-box><text:p text:style-name="P35"><text:span text:style-name="T8">FPGA Hardware</text:span></text:p></draw:text-box></draw:frame><draw:frame draw:style-name="gr12" draw:text-style-name="P36" svg:width="2.5677in" svg:height="0.3248in" svg:x="0.0102in" svg:y="0in"><draw:text-box><text:p text:style-name="P35"><text:span text:style-name="T8">PC Workstation Software</text:span></text:p></draw:text-box></draw:frame><draw:connector draw:style-name="gr9" draw:text-style-name="P30" svg:x1="5.6118in" svg:y1="1.6346in" svg:x2="5.9535in" svg:y2="1.6319in"><text:p/></draw:connector></draw:g></text:p><text:p text:style-name="P23">Figure <text:sequence text:ref-name="refFigure0" text:name="Figure" text:formula="ooow:Figure+1" style:num-format="1">1</text:sequence>: Complete Debug System Block Diagram</text:p></draw:text-box></draw:frame></text:p>
        <text:p text:style-name="Standard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2="1" draw:dots2-length="0.0413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style:font-name="Garamond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Heading_20_1" style:list-style-name="" style:class="index">
      <style:paragraph-properties fo:margin-left="0in" fo:margin-right="0in" fo:margin-top="0.1665in" fo:margin-bottom="0.6665in" fo:text-indent="0in" style:auto-text-indent="false"/>
    </style:style>
    <style:style style:name="Heading_20_1" style:display-name="Heading 1" style:family="paragraph" style:parent-style-name="Standard" style:next-style-name="Heading_20_1_20_Name" style:list-style-name="Numbering_20_1" style:class="text">
      <style:paragraph-properties fo:margin-left="0in" fo:margin-right="0in" fo:margin-top="0.1665in" fo:margin-bottom="0.0835in" fo:text-align="end" style:justify-single-word="false" fo:text-indent="0in" style:auto-text-indent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 fo:keep-with-next="always">
        <style:tab-stops>
          <style:tab-stop style:position="5.9374in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Numbering_20_1" style:class="text">
      <style:paragraph-properties fo:margin-top="0.25in" fo:margin-bottom="0.1665in" fo:text-align="start" style:justify-single-word="false" fo:keep-with-next="always"/>
      <style:text-properties style:font-name="Arial"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25in" fo:text-align="start" style:justify-single-word="false" fo:keep-with-next="always">
        <style:tab-stops>
          <style:tab-stop style:position="5.9374in" style:type="right"/>
        </style:tab-stops>
      </style:paragraph-properties>
      <style:text-properties style:font-name="Arial" fo:font-size="14pt" fo:language="zxx" fo:country="none" fo:font-weight="bold" style:font-size-asian="14pt" style:language-asian="zxx" style:country-asian="none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.5in" fo:margin-right="0in" fo:margin-top="0.1665in" fo:margin-bottom="0.1665in" fo:text-align="start" style:justify-single-word="false" fo:text-indent="0in" style:auto-text-indent="false" fo:keep-with-next="always">
        <style:tab-stops>
          <style:tab-stop style:position="5.4374in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5.9374in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1.2799in"/>
          <style:tab-stop style:position="5.1189in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3335in" fo:margin-bottom="0.25in" fo:text-align="start" style:justify-single-word="false" fo:keep-with-next="always"/>
      <style:text-properties style:font-name="Arial" fo:font-size="32pt" fo:font-weight="bold" style:font-size-asian="3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4pt" fo:font-style="italic" style:font-size-asian="14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in" fo:margin-bottom="0in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Title" style:family="paragraph" style:next-style-name="Standard" style:class="chapter">
      <style:paragraph-properties fo:margin-top="0.1665in" fo:margin-bottom="0.0417in" fo:text-align="center" style:justify-single-word="false" fo:orphans="2" fo:widows="2"/>
      <style:text-properties style:use-window-font-color="true" style:font-name="Arial" fo:font-size="48pt" fo:language="en" fo:country="US" style:letter-kerning="true" style:font-name-asian="Arial" style:font-size-asian="48pt" style:language-asian="zxx" style:country-asian="none" style:font-name-complex="Times New Roman" style:font-size-complex="10pt" style:language-complex="ar" style:country-complex="SA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text-align="end" style:justify-single-word="false"/>
      <style:text-properties fo:font-size="36pt" fo:font-weight="bold" style:font-size-asian="36pt" style:font-weight-asian="bold"/>
    </style:style>
    <style:style style:name="Zgradba_20_dokumenta" style:display-name="Zgradba dokumenta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15in" fo:margin-right="0in" fo:margin-top="0in" fo:margin-bottom="0in" fo:line-height="150%" fo:text-indent="0in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Telo_20_besedila_20_2" style:display-name="Telo besedila 2" style:family="paragraph" style:parent-style-name="Standard">
      <style:paragraph-properties fo:line-height="200%" fo:text-align="center" style:justify-single-word="false"/>
      <style:text-properties fo:color="#ff0000" fo:font-size="18pt" fo:font-style="italic" style:font-size-asian="18pt" style:font-style-asian="italic" style:font-style-complex="italic"/>
    </style:style>
    <style:style style:name="Napis" style:family="paragraph" style:parent-style-name="Standard" style:next-style-name="Standard">
      <style:paragraph-properties fo:margin-top="0.0835in" fo:margin-bottom="0.0835in" fo:text-align="center" style:justify-single-word="false"/>
      <style:text-properties style:font-name="Garamond" fo:font-size="10pt" fo:font-weight="bold" style:font-size-asian="10pt" style:font-weight-asian="bold"/>
    </style:style>
    <style:style style:name="Telo_20_besedila_20_-_20_zamik_20_2" style:display-name="Telo besedila - zamik 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Telo_20_besedila_20_3" style:display-name="Telo besedila 3" style:family="paragraph" style:parent-style-name="Standard">
      <style:text-properties fo:font-size="8pt" style:font-size-asian="8pt"/>
    </style:style>
    <style:style style:name="Telo_20_besedila_20_-_20_zamik_20_3" style:display-name="Telo besedila - zamik 3" style:family="paragraph" style:parent-style-name="Standard">
      <style:paragraph-properties fo:margin-left="0.5154in" fo:margin-right="0in" fo:text-indent="-0.5154in" style:auto-text-indent="false"/>
    </style:style>
    <style:style style:name="Področje_20_besedila" style:display-name="Področje besedila" style:family="paragraph" style:parent-style-name="Standard">
      <style:paragraph-properties fo:margin-left="1in" fo:margin-right="1in" fo:text-indent="0in" style:auto-text-indent="false"/>
    </style:style>
    <style:style style:name="Telo_20_besedila_20_-_20_prvi_20_zamik" style:display-name="Telo besedila - prvi zamik" style:family="paragraph" style:parent-style-name="Text_20_body">
      <style:paragraph-properties fo:margin-left="0in" fo:margin-right="0in" fo:text-indent="0.1457in" style:auto-text-indent="false"/>
    </style:style>
    <style:style style:name="Telo_20_besedila_20_-_20_prvi_20_zamik_20_2" style:display-name="Telo besedila - prvi zamik 2" style:family="paragraph" style:parent-style-name="Text_20_body_20_indent">
      <style:paragraph-properties fo:margin-left="0.1965in" fo:margin-right="0in" fo:margin-top="0in" fo:margin-bottom="0.0835in" fo:text-align="start" style:justify-single-word="false" fo:text-indent="0.1457in" style:auto-text-indent="false"/>
    </style:style>
    <style:style style:name="Zaključni_20_pozdrav" style:display-name="Zaključni pozdrav" style:family="paragraph" style:parent-style-name="Standard">
      <style:paragraph-properties fo:margin-left="2.9528in" fo:margin-right="0in" fo:text-indent="0in" style:auto-text-indent="false"/>
    </style:style>
    <style:style style:name="Komentar_20_-_20_besedilo" style:display-name="Komentar - besedilo" style:family="paragraph" style:parent-style-name="Standard">
      <style:text-properties fo:font-size="10pt" style:font-size-asian="10pt"/>
    </style:style>
    <style:style style:name="Datum" style:family="paragraph" style:parent-style-name="Standard" style:next-style-name="Standard"/>
    <style:style style:name="E-poštni_20_podpis" style:display-name="E-poštni podpis" style:family="paragraph" style:paren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 style:font-size-complex="12pt"/>
    </style:style>
    <style:style style:name="Sender" style:family="paragraph" style:parent-style-name="Standard" style:class="extra">
      <style:text-properties style:font-name="Arial" fo:font-size="10pt" style:font-size-asian="10pt" style:font-name-complex="Arial"/>
    </style:style>
    <style:style style:name="Footnote" style:family="paragraph" style:parent-style-name="Standard" style:class="extra">
      <style:text-properties fo:font-size="10pt" style:font-size-asian="10pt"/>
    </style:style>
    <style:style style:name="HTML_20_naslov" style:display-name="HTML naslov" style:family="paragraph" style:parent-style-name="Standard">
      <style:text-properties fo:font-style="italic" style:font-style-asian="italic" style:font-style-complex="italic"/>
    </style:style>
    <style:style style:name="HTML_20_predoblikovano" style:display-name="HTML predoblikovano" style:family="paragraph" style:parent-style-name="Standard">
      <style:text-properties style:font-name="Courier New" fo:font-size="10pt" style:font-size-asian="10pt" style:font-name-complex="Courier New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Stvarno_20_kazalo_20_4" style:display-name="Stvarno kazalo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Stvarno_20_kazalo_20_5" style:display-name="Stvarno kazalo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Stvarno_20_kazalo_20_6" style:display-name="Stvarno kazalo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Stvarno_20_kazalo_20_7" style:display-name="Stvarno kazalo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Stvarno_20_kazalo_20_8" style:display-name="Stvarno kazalo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Stvarno_20_kazalo_20_9" style:display-name="Stvarno kazalo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Seznam_20_2" style:display-name="Seznam 2" style:family="paragraph" style:parent-style-name="Standard">
      <style:paragraph-properties fo:margin-left="0.5in" fo:margin-right="0in" fo:text-indent="-0.25in" style:auto-text-indent="false"/>
    </style:style>
    <style:style style:name="Seznam_20_3" style:display-name="Seznam 3" style:family="paragraph" style:parent-style-name="Standard">
      <style:paragraph-properties fo:margin-left="0.5898in" fo:margin-right="0in" fo:text-indent="-0.1965in" style:auto-text-indent="false"/>
    </style:style>
    <style:style style:name="Seznam_20_4" style:display-name="Seznam 4" style:family="paragraph" style:parent-style-name="Standard">
      <style:paragraph-properties fo:margin-left="0.7862in" fo:margin-right="0in" fo:text-indent="-0.1965in" style:auto-text-indent="false"/>
    </style:style>
    <style:style style:name="Seznam_20_5" style:display-name="Seznam 5" style:family="paragraph" style:parent-style-name="Standard">
      <style:paragraph-properties fo:margin-left="0.9827in" fo:margin-right="0in" fo:text-indent="-0.1965in" style:auto-text-indent="false"/>
    </style:style>
    <style:style style:name="Označen_20_seznam" style:display-name="Označen seznam" style:family="paragraph" style:parent-style-name="Standard" style:list-style-name="WW8Num28">
      <style:paragraph-properties fo:margin-left="0in" fo:margin-right="0in" fo:text-indent="0in" style:auto-text-indent="false"/>
    </style:style>
    <style:style style:name="Označen_20_seznam_20_2" style:display-name="Označen seznam 2" style:family="paragraph" style:parent-style-name="Standard" style:list-style-name="WW8Num8">
      <style:paragraph-properties fo:margin-left="0in" fo:margin-right="0in" fo:text-indent="0in" style:auto-text-indent="false"/>
    </style:style>
    <style:style style:name="Označen_20_seznam_20_3" style:display-name="Označen seznam 3" style:family="paragraph" style:parent-style-name="Standard" style:list-style-name="WW8Num7">
      <style:paragraph-properties fo:margin-left="0in" fo:margin-right="0in" fo:text-indent="0in" style:auto-text-indent="false"/>
    </style:style>
    <style:style style:name="Označen_20_seznam_20_4" style:display-name="Označen seznam 4" style:family="paragraph" style:parent-style-name="Standard" style:list-style-name="WW8Num6">
      <style:paragraph-properties fo:margin-left="0in" fo:margin-right="0in" fo:text-indent="0in" style:auto-text-indent="false"/>
    </style:style>
    <style:style style:name="Označen_20_seznam_20_5" style:display-name="Označen seznam 5" style:family="paragraph" style:parent-style-name="Standard" style:list-style-name="WW8Num5">
      <style:paragraph-properties fo:margin-left="0in" fo:margin-right="0in" fo:text-indent="0in" style:auto-text-indent="false"/>
    </style:style>
    <style:style style:name="Seznam_20_-_20_nadaljevanje" style:display-name="Seznam - nadaljevanje" style:family="paragraph" style:parent-style-name="Standard">
      <style:paragraph-properties fo:margin-left="0.1965in" fo:margin-right="0in" fo:margin-top="0in" fo:margin-bottom="0.0835in" fo:text-indent="0in" style:auto-text-indent="false"/>
    </style:style>
    <style:style style:name="Seznam_20_-_20_nadaljevanje_20_2" style:display-name="Seznam - nadaljevanje 2" style:family="paragraph" style:parent-style-name="Standard">
      <style:paragraph-properties fo:margin-left="0.3929in" fo:margin-right="0in" fo:margin-top="0in" fo:margin-bottom="0.0835in" fo:text-indent="0in" style:auto-text-indent="false"/>
    </style:style>
    <style:style style:name="Seznam_20_-_20_nadaljevanje_20_3" style:display-name="Seznam - nadaljevanje 3" style:family="paragraph" style:parent-style-name="Standard">
      <style:paragraph-properties fo:margin-left="0.5898in" fo:margin-right="0in" fo:margin-top="0in" fo:margin-bottom="0.0835in" fo:text-indent="0in" style:auto-text-indent="false"/>
    </style:style>
    <style:style style:name="Seznam_20_-_20_nadaljevanje_20_4" style:display-name="Seznam - nadaljevanje 4" style:family="paragraph" style:parent-style-name="Standard">
      <style:paragraph-properties fo:margin-left="0.7862in" fo:margin-right="0in" fo:margin-top="0in" fo:margin-bottom="0.0835in" fo:text-indent="0in" style:auto-text-indent="false"/>
    </style:style>
    <style:style style:name="Seznam_20_-_20_nadaljevanje_20_5" style:display-name="Seznam - nadaljevanje 5" style:family="paragraph" style:parent-style-name="Standard">
      <style:paragraph-properties fo:margin-left="0.9827in" fo:margin-right="0in" fo:margin-top="0in" fo:margin-bottom="0.0835in" fo:text-indent="0in" style:auto-text-indent="false"/>
    </style:style>
    <style:style style:name="Oštevilčen_20_seznam" style:display-name="Oštevilčen seznam" style:family="paragraph" style:parent-style-name="Standard" style:list-style-name="WW8Num9">
      <style:paragraph-properties fo:margin-left="0in" fo:margin-right="0in" fo:text-indent="0in" style:auto-text-indent="false"/>
    </style:style>
    <style:style style:name="Oštevilčen_20_seznam_20_2" style:display-name="Oštevilčen seznam 2" style:family="paragraph" style:parent-style-name="Standard" style:list-style-name="WW8Num4">
      <style:paragraph-properties fo:margin-left="0in" fo:margin-right="0in" fo:text-indent="0in" style:auto-text-indent="false"/>
    </style:style>
    <style:style style:name="Oštevilčen_20_seznam_20_3" style:display-name="Oštevilčen seznam 3" style:family="paragraph" style:parent-style-name="Standard" style:list-style-name="WW8Num3">
      <style:paragraph-properties fo:margin-left="0in" fo:margin-right="0in" fo:text-indent="0in" style:auto-text-indent="false"/>
    </style:style>
    <style:style style:name="Oštevilčen_20_seznam_20_4" style:display-name="Oštevilčen seznam 4" style:family="paragraph" style:parent-style-name="Standard" style:list-style-name="WW8Num2">
      <style:paragraph-properties fo:margin-left="0in" fo:margin-right="0in" fo:text-indent="0in" style:auto-text-indent="false"/>
    </style:style>
    <style:style style:name="Oštevilčen_20_seznam_20_5" style:display-name="Oštevilčen seznam 5" style:family="paragraph" style:parent-style-name="Standard" style:list-style-name="WW8Num1">
      <style:paragraph-properties fo:margin-left="0in" fo:margin-right="0in" fo:text-indent="0in" style:auto-text-indent="false"/>
    </style:style>
    <style:style style:name="Makro_20_besedilo" style:display-name="Makro besedilo" style:family="paragraph">
      <style:paragraph-properties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font-name-complex="Courier New" style:font-size-complex="10pt" style:language-complex="ar" style:country-complex="SA"/>
    </style:style>
    <style:style style:name="Glava_20_sporočila" style:display-name="Glava sporočila" style:family="paragraph" style:parent-style-name="Standard">
      <style:paragraph-properties fo:margin-left="0.7874in" fo:margin-right="0in" fo:text-indent="-0.7874in" style:auto-text-indent="false" fo:background-color="#cccccc" fo:padding="0.0138in" fo:border="0.0071in solid #000000">
        <style:background-image/>
      </style:paragraph-properties>
      <style:text-properties style:font-name="Arial" style:font-name-complex="Arial" style:font-size-complex="12pt"/>
    </style:style>
    <style:style style:name="Navaden_20__28_splet_29_" style:display-name="Navaden (splet)" style:family="paragraph" style:parent-style-name="Standard">
      <style:text-properties style:font-size-complex="12pt"/>
    </style:style>
    <style:style style:name="Navaden_20_-_20_zamik" style:display-name="Navaden - zamik" style:family="paragraph" style:parent-style-name="Standard">
      <style:paragraph-properties fo:margin-left="0.5in" fo:margin-right="0in" fo:text-indent="0in" style:auto-text-indent="false"/>
    </style:style>
    <style:style style:name="Opomba_20_-_20_naslov" style:display-name="Opomba - naslov" style:family="paragraph" style:parent-style-name="Standard" style:next-style-name="Standard"/>
    <style:style style:name="Golo_20_besedilo" style:display-name="Golo besedilo" style:family="paragraph" style:parent-style-name="Standard">
      <style:text-properties style:font-name="Courier New" fo:font-size="10pt" style:font-size-asian="10pt" style:font-name-complex="Courier New"/>
    </style:style>
    <style:style style:name="Uvodni_20_pozdrav" style:display-name="Uvodni pozdrav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Kazalo_20_virov" style:display-name="Kazalo virov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Kazalo_20_slik" style:display-name="Kazalo slik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Kazalo_20_virov_20_-_20_naslov" style:display-name="Kazalo virov - naslov" style:family="paragraph" style:parent-style-name="Standard" style:next-style-name="Standard">
      <style:paragraph-properties fo:margin-top="0.0835in" fo:margin-bottom="0.0835in"/>
      <style:text-properties style:font-name="Arial" fo:font-weight="bold" style:font-weight-asian="bold"/>
    </style:style>
    <style:style style:name="Heading_20_1_20_Name" style:display-name="Heading 1 Name" style:family="paragraph" style:parent-style-name="Standard" style:next-style-name="Standard" style:list-style-name="">
      <style:paragraph-properties fo:margin-top="0in" fo:margin-bottom="0.8335in" fo:text-align="end" style:justify-single-word="false" text:number-lines="false" text:line-number="0"/>
      <style:text-properties style:font-name="Arial" fo:font-size="36pt" fo:font-weight="bold" style:font-size-asian="36pt" style:font-weight-asian="bold"/>
    </style:style>
    <style:style style:name="Table" style:family="paragraph" style:parent-style-name="Standard" style:class="extra">
      <style:paragraph-properties fo:margin-top="0.028in" fo:margin-bottom="0.028in" fo:text-align="start" style:justify-single-word="false"/>
      <style:text-properties style:font-name="Arial" fo:font-size="11pt" style:font-size-asian="11pt" style:font-weight-complex="bold"/>
    </style:style>
    <style:style style:name="Appendix_20_Name" style:display-name="Appendix Name" style:family="paragraph" style:parent-style-name="Standard" style:next-style-name="Standard">
      <style:paragraph-properties fo:margin-top="0in" fo:margin-bottom="0.6665in" fo:text-align="end" style:justify-single-word="false"/>
      <style:text-properties style:font-name="Arial" fo:font-size="36pt" fo:language="zxx" fo:country="none" fo:font-weight="bold" style:font-size-asian="36pt" style:language-asian="zxx" style:country-asian="none" style:font-weight-asian="bold"/>
    </style:style>
    <style:style style:name="Appendix" style:family="paragraph" style:parent-style-name="Heading_20_1" style:next-style-name="Standard" style:list-style-name="">
      <style:paragraph-properties fo:margin-left="0in" fo:margin-right="0in" fo:margin-top="0.1665in" fo:margin-bottom="0.6665in" fo:text-indent="0in" style:auto-text-indent="false" style:border-line-width-bottom="0.0346in 0.0346in 0.0555in" fo:padding-left="0in" fo:padding-right="0in" fo:padding-top="0in" fo:padding-bottom="0.0138in" fo:border-left="none" fo:border-right="none" fo:border-top="none" fo:border-bottom="0.1248in double #000000"/>
    </style:style>
    <style:style style:name="Caption_20_1" style:display-name="Caption 1" style:family="paragraph" style:parent-style-name="Napis" style:next-style-name="Text_20_body"/>
    <style:style style:name="Besedilo_20_oblačka" style:display-name="Besedilo oblačka" style:family="paragraph" style:parent-style-name="Standard">
      <style:text-properties style:font-name="Tahoma" fo:font-size="8pt" style:font-size-asian="8pt" style:font-name-complex="Tahoma" style:font-size-complex="8pt"/>
    </style:style>
    <style:style style:name="Zadeva_20_komentarja" style:display-name="Zadeva komentarja" style:family="paragraph" style:parent-style-name="Komentar_20_-_20_besedilo" style:next-style-name="Komentar_20_-_20_besedil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673in" style:type="right" style:leader-style="dotted" style:leader-text="."/>
        </style:tab-stops>
      </style:paragraph-properties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Wingdings" fo:font-size="8pt" style:font-size-asian="8pt"/>
    </style:style>
    <style:style style:name="WW8Num10z0" style:family="text">
      <style:text-properties style:font-name="Wingdings" fo:font-size="11pt" style:font-size-asian="11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Geneva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Geneva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Geneva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48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3z0" style:family="text">
      <style:text-properties style:font-name="Symbol"/>
    </style:style>
    <style:style style:name="WW8Num63z1" style:family="text">
      <style:text-properties style:font-name="Courier New"/>
    </style:style>
    <style:style style:name="WW8Num63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/>
    </style:style>
    <style:style style:name="WW8Num65z2" style:family="text">
      <style:text-properties style:font-name="Wingdings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/>
    </style:style>
    <style:style style:name="WW8Num67z2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0z0" style:family="text">
      <style:text-properties style:font-name="Symbol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/>
    </style:style>
    <style:style style:name="WW8Num72z2" style:family="text">
      <style:text-properties style:font-name="Wingdings"/>
    </style:style>
    <style:style style:name="WW8NumSt9z0" style:family="text">
      <style:text-properties style:font-name="Geneva"/>
    </style:style>
    <style:style style:name="WW8NumSt9z1" style:family="text">
      <style:text-properties style:font-name="Courier New"/>
    </style:style>
    <style:style style:name="WW8NumSt9z2" style:family="text">
      <style:text-properties style:font-name="Wingdings"/>
    </style:style>
    <style:style style:name="WW8NumSt9z3" style:family="text">
      <style:text-properties style:font-name="Symbol"/>
    </style:style>
    <style:style style:name="WW8NumSt10z0" style:family="text">
      <style:text-properties style:font-name="Times New Roman"/>
    </style:style>
    <style:style style:name="Privzeta_20_pisava_20_odstavka" style:display-name="Privzeta pisava odstavka" style:family="text"/>
    <style:style style:name="Internet_20_link" style:display-name="Internet link" style:family="text" style:parent-style-name="Privzeta_20_pisava_20_odstavka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rivzeta_20_pisava_20_odstavka"/>
    <style:style style:name="Visited_20_Internet_20_Link" style:display-name="Visited Internet Link" style:family="text" style:parent-style-name="Privzeta_20_pisava_20_odstavka">
      <style:text-properties fo:color="#800080" style:text-underline-style="solid" style:text-underline-width="auto" style:text-underline-color="font-color"/>
    </style:style>
    <style:style style:name="Komentar_20_-_20_sklic" style:display-name="Komentar - sklic" style:family="text" style:parent-style-name="Privzeta_20_pisava_20_odstavka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fo:text-align="end"/>
      </text:outline-level-style>
      <text:outline-level-style text:level="2" style:num-format="1" text:display-levels="2">
        <style:list-level-properties text:min-label-width="0.3752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5in"/>
      </text:outline-level-style>
      <text:outline-level-style text:level="5" style:num-format="1" text:display-levels="5">
        <style:list-level-properties text:min-label-width="0.75in"/>
      </text:outline-level-style>
      <text:outline-level-style text:level="6" style:num-format="1" text:display-levels="6">
        <style:list-level-properties text:min-label-width="0.75in"/>
      </text:outline-level-style>
      <text:outline-level-style text:level="7" style:num-format="1" text:display-levels="7">
        <style:list-level-properties text:min-label-width="1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2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suffix="." style:num-format="1" text:display-levels="2">
        <style:list-level-properties text:space-before="0.1972in" text:min-label-width="0.1965in" text:min-label-distance="0.1in"/>
      </text:list-level-style-number>
      <text:list-level-style-number text:level="3" text:style-name="Numbering_20_Symbols" style:num-suffix="." style:num-format="1" text:display-levels="3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space-before="0.2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·">
        <style:list-level-properties text:min-label-width="0.1965in"/>
        <style:text-properties style:font-name="Geneva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5z1" style:num-suffix="." text:bullet-char="o">
        <style:list-level-properties text:space-before="0.5in" text:min-label-width="0.25in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in" text:min-label-width="0.25in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5in" text:min-label-width="0.25in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text:style-name="WW8Num18z0" style:num-prefix="Appendix A" style:num-format="">
        <style:list-level-properties fo:text-align="end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 text:consecutive-numbering="true">
      <text:list-level-style-bullet text:level="1" text:style-name="WW8Num23z0" style:num-suffix="." text:bullet-char="·">
        <style:list-level-properties text:min-label-width="0.1965in"/>
        <style:text-properties style:font-name="Geneva"/>
      </text:list-level-style-bullet>
      <text:list-level-style-bullet text:level="2" text:style-name="WW8Num2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bullet text:level="1" text:style-name="WW8Num37z0" style:num-suffix="." text:bullet-char="·">
        <style:list-level-properties text:min-label-width="0.1965in"/>
        <style:text-properties style:font-name="Geneva"/>
      </text:list-level-style-bullet>
      <text:list-level-style-bullet text:level="2" text:style-name="WW8Num3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bullet text:level="1" text:style-name="WW8Num4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 text:consecutive-numbering="true">
      <text:list-level-style-number text:level="1" text:style-name="WW8Num46z0" style:num-prefix="Index" style:num-format="">
        <style:list-level-properties fo:text-align="end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8" text:consecutive-numbering="true">
      <text:list-level-style-number text:level="1" text:style-name="WW8Num48z0" style:num-prefix="Appendix B" style:num-format="">
        <style:list-level-properties fo:text-align="end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0">
      <text:list-level-style-number text:level="1" text:style-name="WW8Num50z0" style:num-format="1">
        <style:list-level-properties fo:text-align="end"/>
      </text:list-level-style-number>
      <text:list-level-style-number text:level="2" style:num-format="1" text:start-value="6" text:display-levels="2">
        <style:list-level-properties text:min-label-width="0.375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0.2953in" text:min-label-width="0.25in"/>
        <style:text-properties style:font-name="Symbol"/>
      </text:list-level-style-bullet>
      <text:list-level-style-bullet text:level="2" text:style-name="WW8Num54z1" style:num-suffix="." text:bullet-char="o">
        <style:list-level-properties text:space-before="0.7953in" text:min-label-width="0.25in"/>
        <style:text-properties fo:font-family="'Courier New'" style:font-family-generic="modern" style:font-pitch="fixed"/>
      </text:list-level-style-bullet>
      <text:list-level-style-bullet text:level="3" text:style-name="WW8Num54z2" style:num-suffix="." text:bullet-char="">
        <style:list-level-properties text:space-before="1.2953in" text:min-label-width="0.25in"/>
        <style:text-properties style:font-name="Wingdings"/>
      </text:list-level-style-bullet>
      <text:list-level-style-bullet text:level="4" text:style-name="WW8Num54z0" style:num-suffix="." text:bullet-char="">
        <style:list-level-properties text:space-before="1.7953in" text:min-label-width="0.25in"/>
        <style:text-properties style:font-name="Symbol"/>
      </text:list-level-style-bullet>
      <text:list-level-style-bullet text:level="5" text:style-name="WW8Num54z1" style:num-suffix="." text:bullet-char="o">
        <style:list-level-properties text:space-before="2.2953in" text:min-label-width="0.25in"/>
        <style:text-properties fo:font-family="'Courier New'" style:font-family-generic="modern" style:font-pitch="fixed"/>
      </text:list-level-style-bullet>
      <text:list-level-style-bullet text:level="6" text:style-name="WW8Num54z2" style:num-suffix="." text:bullet-char="">
        <style:list-level-properties text:space-before="2.7953in" text:min-label-width="0.25in"/>
        <style:text-properties style:font-name="Wingdings"/>
      </text:list-level-style-bullet>
      <text:list-level-style-bullet text:level="7" text:style-name="WW8Num54z0" style:num-suffix="." text:bullet-char="">
        <style:list-level-properties text:space-before="3.2953in" text:min-label-width="0.25in"/>
        <style:text-properties style:font-name="Symbol"/>
      </text:list-level-style-bullet>
      <text:list-level-style-bullet text:level="8" text:style-name="WW8Num54z1" style:num-suffix="." text:bullet-char="o">
        <style:list-level-properties text:space-before="3.7953in" text:min-label-width="0.25in"/>
        <style:text-properties fo:font-family="'Courier New'" style:font-family-generic="modern" style:font-pitch="fixed"/>
      </text:list-level-style-bullet>
      <text:list-level-style-bullet text:level="9" text:style-name="WW8Num54z2" style:num-suffix="." text:bullet-char="">
        <style:list-level-properties text:space-before="4.295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7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 fo:margin-top="0in" fo:margin-bottom="0in" style:text-autospace="none"/>
    </style:style>
    <style:style style:name="P2" style:family="paragraph" style:parent-style-name="Header">
      <style:paragraph-properties fo:text-align="start" style:justify-single-word="false">
        <style:tab-stops>
          <style:tab-stop style:position="0.3752in"/>
          <style:tab-stop style:position="3in" style:type="center"/>
          <style:tab-stop style:position="6in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T1" style:family="text">
      <style:text-properties style:font-name="Arial" fo:font-size="36pt" style:font-size-asian="36pt" style:font-name-complex="Arial" style:font-size-complex="36pt"/>
    </style:style>
    <style:style style:name="T2" style:family="text"/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.3299in 0.1291in 0.2591in 0.1728in)" draw:luminance="0%" draw:contrast="0%" draw:red="0%" draw:green="0%" draw:blue="0%" draw:gamma="100%" draw:color-inversion="false" draw:image-opacity="100%" draw:color-mode="mono"/>
    </style:style>
    <style:page-layout style:name="pm1">
      <style:page-layout-properties fo:page-width="8.2673in" fo:page-height="11.6925in" style:num-format="1" style:print-orientation="portrait" fo:margin-top="0.5in" fo:margin-bottom="0.5in" fo:margin-left="0.75in" fo:margin-right="0.7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pm2">
      <style:page-layout-properties fo:page-width="8.2673in" fo:page-height="11.6925in" style:num-format="1" style:print-orientation="portrait" fo:margin-top="0.3098in" fo:margin-bottom="1in" fo:margin-left="1.25in" fo:margin-right="0.4902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pm1">
      <style:header>
        <text:p text:style-name="P1"><draw:frame draw:style-name="fr1" draw:name="graphics2" text:anchor-type="as-char" svg:width="0.3055in" svg:height="0.3071in" draw:z-index="8"><draw:image xlink:href="Pictures/10000000000000A7000000CA1F28504D.png" xlink:type="simple" xlink:show="embed" xlink:actuate="onLoad"/></draw:frame>Open Cores<text:tab/><text:tab/> <text:s text:c="14"/>Altera Virtual JTAG <text:s text:c="2"/><text:span text:style-name="T1"><text:tab/><text:tab/><text:tab/> <text:s text:c="3"/></text:span><text:date style:data-style-name="N116" text:date-value="2009-05-16T20:59:35.65">5/16/2009</text:date></text:p>
        <text:p text:style-name="P2"/>
      </style:header>
      <style:footer>
        <text:p text:style-name="Footer"/>
        <text:p text:style-name="P3"><text:tab/>Rev 1.0 <text:s text:c="14"/><text:tab/> <text:s/><text:span text:style-name="Page_20_Number">Page </text:span><text:span text:style-name="Page_20_Number"><text:page-number text:select-page="current">10</text:page-number></text:span><text:span text:style-name="Page_20_Number"> of </text:span><text:span text:style-name="Page_20_Number"><text:page-count style:num-format="1">10</text:page-count></text:span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ebug Support for Bender</dc:title>
    <dc:subject>Template for Core's Specifications</dc:subject>
    <meta:initial-creator>Igor Mohor</meta:initial-creator>
    <meta:creation-date>2002-01-01T17:48:00</meta:creation-date>
    <dc:date>2009-05-16T20:59:35</dc:date>
    <meta:print-date>2002-10-10T00:44:00</meta:print-date>
    <meta:editing-cycles>179</meta:editing-cycles>
    <meta:editing-duration>P1DT4H50M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0" meta:paragraph-count="127" meta:word-count="1402" meta:character-count="8010"/>
  </office:meta>
</office:document-meta>
</file>